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78.2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66ff00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cc00" fo:border="0.74pt solid #000000"/>
    </style:style>
  </office:automatic-styles>
  <office:body>
    <office:spreadsheet>
      <table:table table:name="Backlog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9" table:default-cell-style-name="ce3"/>
        <table:table-row table:style-name="ro1">
          <table:table-cell table:style-name="ce1" office:value-type="string" calcext:value-type="string">
            <text:p>Task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19 – Mo</text:p>
          </table:table-cell>
          <table:table-cell table:style-name="ce1" office:value-type="string" calcext:value-type="string">
            <text:p>20 – Tu</text:p>
          </table:table-cell>
          <table:table-cell table:style-name="ce1" office:value-type="string" calcext:value-type="string">
            <text:p>21 – We</text:p>
          </table:table-cell>
          <table:table-cell table:style-name="ce1" office:value-type="string" calcext:value-type="string">
            <text:p>22 – Th</text:p>
          </table:table-cell>
          <table:table-cell table:style-name="ce1" office:value-type="string" calcext:value-type="string">
            <text:p>23 – Fr</text:p>
          </table:table-cell>
          <table:table-cell table:style-name="ce1" office:value-type="string" calcext:value-type="string">
            <text:p>24 – Sa</text:p>
          </table:table-cell>
          <table:table-cell table:style-name="ce1" office:value-type="string" calcext:value-type="string">
            <text:p>25 – Su</text:p>
          </table:table-cell>
          <table:table-cell table:style-name="ce1" office:value-type="string" calcext:value-type="string">
            <text:p>26 – M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efine and estimate all task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 logic view</text:p>
            <text:p>(include classes descriptio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 process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 deployment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 implementation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ocument use cases view</text:p>
            <text:p>(include use case diagram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Investigate and select</text:p>
            <text:p>Load testing utility</text:p>
            <text:p>(document rational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ocument load tes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Do AppEngine Python tutoria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 Progres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mplement use case: CreateEven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ending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Implement use case: ConfirmAttendan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ending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plement use case: CancelAtte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plement use case: CheckConfirmationSta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Create web interfa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 Progress</text:p>
          </table:table-cell>
          <table:table-cell table:style-name="ce4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rform load tes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ding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nvestigate GA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style-name="ce6" table:number-columns-repeated="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arn Jinja2 basic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efine system objectiv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eploy app on the 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style-name="ce6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8:38:48.7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8M10S</meta:editing-duration>
    <meta:editing-cycles>6</meta:editing-cycles>
    <meta:generator>LibreOffice/4.4.5.2$Windows_x86 LibreOffice_project/a22f674fd25a3b6f45bdebf25400ed2adff0ff99</meta:generator>
    <dc:date>2015-10-25T03:45:55.341000000</dc:date>
    <meta:document-statistic meta:table-count="1" meta:cell-count="99" meta:object-count="0"/>
    <meta:user-defined meta:name="Info 1"/>
    <meta:user-defined meta:name="Info 2"/>
    <meta:user-defined meta:name="Info 3"/>
    <meta:user-defined meta:name="Info 4"/>
  </office:meta>
</office:document-meta>
</file>